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1" svg:font-family="'Times New Roman'" style:font-family-generic="swiss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font-size="11pt" style:font-size-asian="11pt" style:font-size-complex="11pt"/>
    </style:style>
    <style:style style:name="P2" style:family="paragraph" style:parent-style-name="Standard_20__28_user_29_">
      <style:text-properties officeooo:rsid="000d7f80" officeooo:paragraph-rsid="000d7f80"/>
    </style:style>
    <style:style style:name="P3" style:family="paragraph" style:parent-style-name="Standard_20__28_user_29_" style:master-page-name="Standard">
      <style:paragraph-properties fo:text-align="center" style:justify-single-word="false" style:page-number="auto"/>
      <style:text-properties fo:font-size="15pt" officeooo:rsid="000d7f80" officeooo:paragraph-rsid="000d7f80" style:font-size-asian="15pt" style:font-size-complex="15pt"/>
    </style:style>
    <style:style style:name="P4" style:family="paragraph" style:parent-style-name="Standard">
      <style:text-properties officeooo:rsid="000d7f80" officeooo:paragraph-rsid="000d7f8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d7f80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kwest </text:p>
      <text:p text:style-name="Standard_20__28_user_29_"><text:span text:style-name="T1"/></text:p>
      <text:p text:style-name="Standard_20__28_user_29_"><text:span text:style-name="T1"/></text:p>
      <text:p text:style-name="Standard_20__28_user_29_"><text:span text:style-name="T1"/></text:p>
      <text:p text:style-name="Standard_20__28_user_29_"><text:span text:style-name="T1">Sharkwest est composé d’une communauté d’utilisateurs souhaitant partager leurs questions et leurs réponses sur différents thèmes afin de pouvoir créer rapidement et efficacement des questionnaires.</text:span></text:p>
      <text:p text:style-name="Standard_20__28_user_29_"><text:span text:style-name="T1"><text:s/></text:span></text:p>
      <text:p text:style-name="Standard_20__28_user_29_"><text:span text:style-name="T1">En effet, l’utilisateur a la possibilité d’accéder facilement à ces questions qui sont classées par pertinence et utilité, selon les avis de la communauté.</text:span></text:p>
      <text:p text:style-name="P1"/>
      <text:p text:style-name="Standard_20__28_user_29_"><text:span text:style-name="T1">Il peut également rechercher des questions selon différents critères (thème, catégorie, niveau scolaire, type de question, difficulté, avis d’utilisateurs, nom du créateur, …) qui lui permette</text:span><text:span text:style-name="T2">nt</text:span><text:span text:style-name="T1"> d’accéder rapidement aux questions/réponses qui l’intéress</text:span><text:span text:style-name="T2">ent</text:span><text:span text:style-name="T1"> triées selon les avis des utilisateurs (de 0 à 5 étoiles). </text:span></text:p>
      <text:p text:style-name="Standard_20__28_user_29_"><text:span text:style-name="T1"/></text:p>
      <text:p text:style-name="P2"><text:span text:style-name="T1">Il peut créer des questionnaires et ajouter toutes les questions du site qu’il voudra dans ceux-ci.</text:span></text:p>
      <text:p text:style-name="P2"><text:span text:style-name="T1"/></text:p>
      <text:p text:style-name="P2"><text:span text:style-name="T1">Les questionnaires n’étant pas partagé entre les membres de la communauté, ils sont strictement personnels mais contiennent la richesse d’un catalogue de questions fournies par tous les membres.</text:span></text:p>
      <text:p text:style-name="P1"/>
      <text:p text:style-name="Standard_20__28_user_29_"><text:span text:style-name="T1">Dans un souci de partage des connaissances, un utilisateur doit participer à l’enrichissement des questions afin de profiter ensuite des questions des autres utilisateurs.</text:span></text:p>
      <text:p text:style-name="P1"/>
      <text:p text:style-name="Standard_20__28_user_29_"><text:span text:style-name="T1">L’utilisateur dispose de 3 espaces personnelles sur le site : un espace « mes questions », « mes questionnaires » et « mon profil ». Grâce à ces espaces, il peut voir l’ensemble des questions qu’il a proposé à la communauté, les questionnaires qu’il a créé et également avoir un rapport sur son activité avec la communauté composé de statistiques (nombre de questions créées, nombre de notes données, etc... Il a également la possibilité de pouvoir modifier ses informations personnelles.</text:span></text:p>
      <text:p text:style-name="P1"/>
      <text:p text:style-name="Standard_20__28_user_29_"><text:span text:style-name="T1">Pour finir, l’utilisateur peut </text:span><text:span text:style-name="T2">créer un pdf de</text:span><text:span text:style-name="T1"> son questionnaire </text:span><text:span text:style-name="T2">afin de l’imprimer ou</text:span><text:span text:style-name="T1"> décider de le reprendre ultérieurement.</text:span></text:p>
      <text:p text:style-name="Standard_20__28_user_29_"><text:span text:style-name="T1"/></text:p>
      <text:p text:style-name="P2"><text:span text:style-name="T1">Le but étant de créer le plus rapidement possible un questionnaire sur un thème donné grâce à Sharkwest !</text:span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obin FROMENTIN / Tanguy EQUINET / Kévin PO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1" svg:font-family="'Times New Roman'" style:font-family-generic="swiss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swiss" fo:font-size="10pt" style:letter-kerning="true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Equinet</meta:initial-creator>
    <meta:editing-cycles>8</meta:editing-cycles>
    <meta:creation-date>2018-08-01T12:58:00</meta:creation-date>
    <dc:date>2018-08-18T11:48:55.450818381</dc:date>
    <meta:editing-duration>PT42M54S</meta:editing-duration>
    <meta:generator>LibreOffice/5.2.5.1$MacOSX_X86_64 LibreOffice_project/0312e1a284a7d50ca85a365c316c7abbf20a4d22</meta:generator>
    <meta:document-statistic meta:table-count="0" meta:image-count="0" meta:object-count="0" meta:page-count="1" meta:paragraph-count="12" meta:word-count="287" meta:character-count="1909" meta:non-whitespace-character-count="16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